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/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/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8-02-13" calcext:value-type="date">
            <text:p>13.02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2] = [.A31] ; [.Q31] ; [.Q31] + [.P31] + IF ([.A31] = [.A30] ; [.P30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 table:number-rows-repeated="68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.00.0000</text:date>, <text:time style:data-style-name="N2" text:time-value="09:55:00.2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5</meta:editing-cycles>
    <meta:editing-duration>PT4H31M36S</meta:editing-duration>
    <dc:title>Saison Ekkart</dc:title>
    <dc:date>2018-02-13T09:56:55.081000000</dc:date>
    <meta:generator>LibreOffice/5.4.2.2$Windows_X86_64 LibreOffice_project/22b09f6418e8c2d508a9eaf86b2399209b0990f4</meta:generator>
    <dc:creator>Ekkart Kleinod</dc:creator>
    <meta:document-statistic meta:table-count="3" meta:cell-count="18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227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4">
                <text:p>4314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